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andas as pd</text:p>
      <text:p text:style-name="Standard">import matplotlib.pyplot as plt</text:p>
      <text:p text:style-name="Standard">data={'year':['2001','2002','2003','2004','2005'],'production':[2,3,4,6,7]}</text:p>
      <text:p text:style-name="Standard">df=pd.DataFrame(data)</text:p>
      <text:p text:style-name="Standard">print(df)</text:p>
      <text:p text:style-name="Standard">x=df.hist(column='production',bins=5)</text:p>
      <text:p text:style-name="Standard">plt.show(x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5:32:03.398772833</meta:creation-date>
    <dc:date>2024-08-23T15:32:20.247723544</dc:date>
    <meta:editing-duration>PT17S</meta:editing-duration>
    <meta:editing-cycles>1</meta:editing-cycles>
    <meta:document-statistic meta:table-count="0" meta:image-count="0" meta:object-count="0" meta:page-count="1" meta:paragraph-count="7" meta:word-count="13" meta:character-count="203" meta:non-whitespace-character-count="197"/>
    <meta:generator>LibreOffice/7.3.7.2$Linux_X86_64 LibreOffice_project/30$Build-2</meta:generator>
  </office:meta>
</office:document-meta>
</file>